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5.0097in" table:align="center" style:writing-mode="lr-tb"/>
    </style:style>
    <style:style style:name="Table1.A" style:family="table-column">
      <style:table-column-properties style:column-width="1.5111in"/>
    </style:style>
    <style:style style:name="Table1.B" style:family="table-column">
      <style:table-column-properties style:column-width="3.4986in"/>
    </style:style>
    <style:style style:name="P1" style:family="paragraph" style:parent-style-name="Table_20_Contents">
      <style:paragraph-properties fo:text-align="center"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Table_20_Contents">
      <style:paragraph-properties fo:text-align="justify" style:justify-single-word="false"/>
      <style:text-properties style:font-name="Times" fo:font-size="14pt" style:text-underline-style="solid" style:text-underline-width="auto" style:text-underline-color="font-color" fo:font-weight="bold" style:font-size-asian="14pt" style:font-weight-asian="bold" style:font-size-complex="14pt" style:font-weight-complex="bold"/>
    </style:style>
    <style:style style:name="P3" style:family="paragraph" style:parent-style-name="Normal">
      <style:paragraph-properties fo:text-align="justify" style:justify-single-word="false" style:writing-mode="lr-tb"/>
      <style:text-properties style:font-name="Times" fo:font-size="12pt" fo:language="en" fo:country="US" style:text-underline-style="none" style:font-size-asian="12pt" style:font-size-complex="12pt"/>
    </style:style>
    <style:style style:name="P4" style:family="paragraph" style:parent-style-name="Normal">
      <style:paragraph-properties fo:text-align="justify" style:justify-single-word="false" style:writing-mode="lr-tb"/>
      <style:text-properties style:font-name="Times" fo:font-size="12pt" fo:language="en" fo:country="US" style:text-underline-style="none" officeooo:paragraph-rsid="002c4dea" style:font-size-asian="12pt" style:font-size-complex="12pt"/>
    </style:style>
    <style:style style:name="P5" style:family="paragraph" style:parent-style-name="Normal">
      <style:paragraph-properties fo:text-align="justify" style:justify-single-word="false" style:writing-mode="lr-tb"/>
      <style:text-properties style:font-name="Times" fo:font-size="12pt" fo:language="en" fo:country="US" style:text-underline-style="none" officeooo:paragraph-rsid="0033a6b7" style:font-size-asian="12pt" style:font-size-complex="12pt"/>
    </style:style>
    <style:style style:name="P6" style:family="paragraph" style:parent-style-name="Normal">
      <style:paragraph-properties fo:text-align="justify" style:justify-single-word="false" style:writing-mode="lr-tb"/>
      <style:text-properties style:font-name="Times" fo:font-size="12pt" fo:language="en" fo:country="US" style:text-underline-style="none" officeooo:paragraph-rsid="0041df04" style:font-size-asian="12pt" style:font-size-complex="12pt"/>
    </style:style>
    <style:style style:name="P7" style:family="paragraph" style:parent-style-name="Normal">
      <style:paragraph-properties fo:text-align="justify" style:justify-single-word="false" style:writing-mode="lr-tb"/>
      <style:text-properties style:font-name="Times" fo:font-size="12pt" fo:language="en" fo:country="US" style:text-underline-style="none" officeooo:paragraph-rsid="004328fa" style:font-size-asian="12pt" style:font-size-complex="12pt"/>
    </style:style>
    <style:style style:name="P8" style:family="paragraph" style:parent-style-name="Normal">
      <style:paragraph-properties fo:text-align="justify" style:justify-single-word="false" style:writing-mode="lr-tb"/>
      <style:text-properties style:font-name="Times" fo:font-size="12pt" fo:language="en" fo:country="US" style:text-underline-style="none" officeooo:paragraph-rsid="004573d8" style:font-size-asian="12pt" style:font-size-complex="12pt"/>
    </style:style>
    <style:style style:name="P9" style:family="paragraph" style:parent-style-name="Normal">
      <style:paragraph-properties fo:text-align="justify" style:justify-single-word="false" style:writing-mode="lr-tb"/>
      <style:text-properties style:font-name="Times" fo:font-size="12pt" fo:language="en" fo:country="US" style:text-underline-style="none" fo:font-weight="bold" officeooo:rsid="002c4dea" officeooo:paragraph-rsid="002c4dea" style:font-size-asian="12pt" style:font-weight-asian="bold" style:font-size-complex="12pt" style:font-weight-complex="bold"/>
    </style:style>
    <style:style style:name="P10" style:family="paragraph" style:parent-style-name="Normal">
      <style:paragraph-properties fo:text-align="justify" style:justify-single-word="false" style:writing-mode="lr-tb"/>
      <style:text-properties style:font-name="Times" fo:font-size="12pt" fo:language="en" fo:country="US" style:text-underline-style="none" fo:font-weight="bold" officeooo:rsid="002c4dea" officeooo:paragraph-rsid="0041df04" style:font-size-asian="12pt" style:font-weight-asian="bold" style:font-size-complex="12pt" style:font-weight-complex="bold"/>
    </style:style>
    <style:style style:name="P11" style:family="paragraph" style:parent-style-name="Normal">
      <style:paragraph-properties fo:text-align="justify" style:justify-single-word="false" style:writing-mode="lr-tb"/>
      <style:text-properties style:font-name="Times" fo:font-size="12pt" style:text-underline-style="none" style:font-size-asian="12pt" style:font-size-complex="12pt"/>
    </style:style>
    <style:style style:name="P12" style:family="paragraph" style:parent-style-name="Normal">
      <style:paragraph-properties fo:text-align="justify" style:justify-single-word="false" style:writing-mode="lr-tb"/>
      <style:text-properties style:font-name="Times" fo:font-size="12pt" style:text-underline-style="none" officeooo:paragraph-rsid="0033a6b7" style:font-size-asian="12pt" style:font-size-complex="12pt"/>
    </style:style>
    <style:style style:name="P13" style:family="paragraph" style:parent-style-name="Normal">
      <style:paragraph-properties fo:text-align="justify" style:justify-single-word="false" style:writing-mode="lr-tb"/>
      <style:text-properties style:font-name="Times" fo:font-size="12pt" style:text-underline-style="none" officeooo:paragraph-rsid="003cf3ae" style:font-size-asian="12pt" style:font-size-complex="12pt"/>
    </style:style>
    <style:style style:name="P14" style:family="paragraph" style:parent-style-name="Normal">
      <style:paragraph-properties fo:text-align="justify" style:justify-single-word="false" style:writing-mode="lr-tb"/>
      <style:text-properties style:font-name="Times" fo:font-size="12pt" style:text-underline-style="none" officeooo:paragraph-rsid="0041df04" style:font-size-asian="12pt" style:font-size-complex="12pt"/>
    </style:style>
    <style:style style:name="P15" style:family="paragraph" style:parent-style-name="Normal">
      <style:paragraph-properties fo:text-align="justify" style:justify-single-word="false" style:writing-mode="lr-tb"/>
      <style:text-properties style:font-name="Times" fo:font-size="12pt" style:text-underline-style="none" officeooo:paragraph-rsid="004573d8" style:font-size-asian="12pt" style:font-size-complex="12pt"/>
    </style:style>
    <style:style style:name="P16" style:family="paragraph" style:parent-style-name="Standard">
      <style:paragraph-properties fo:text-align="justify" style:justify-single-word="false" style:writing-mode="lr-tb"/>
      <style:text-properties style:font-name="Times" fo:font-size="12pt" fo:language="en" fo:country="US" style:text-underline-style="none" style:font-size-asian="12pt" style:font-size-complex="12pt"/>
    </style:style>
    <style:style style:name="P17" style:family="paragraph" style:parent-style-name="Standard">
      <style:paragraph-properties fo:text-align="justify" style:justify-single-word="false" style:writing-mode="lr-tb"/>
      <style:text-properties style:font-name="Times" fo:font-size="12pt" fo:language="en" fo:country="US" style:text-underline-style="none" officeooo:rsid="002c4dea" officeooo:paragraph-rsid="002c4dea" style:font-size-asian="12pt" style:font-size-complex="12pt"/>
    </style:style>
    <style:style style:name="P18" style:family="paragraph" style:parent-style-name="Standard">
      <style:paragraph-properties fo:text-align="justify" style:justify-single-word="false" style:writing-mode="lr-tb"/>
      <style:text-properties style:font-name="Times" fo:font-size="12pt" fo:language="en" fo:country="US" style:text-underline-style="none" officeooo:rsid="004328fa" officeooo:paragraph-rsid="004328fa" style:font-size-asian="12pt" style:font-size-complex="12pt"/>
    </style:style>
    <style:style style:name="P19" style:family="paragraph" style:parent-style-name="Standard">
      <style:paragraph-properties fo:text-align="justify" style:justify-single-word="false" style:writing-mode="lr-tb"/>
      <style:text-properties style:font-name="Times" fo:font-size="12pt" fo:language="en" fo:country="US" style:text-underline-style="none" officeooo:rsid="00408a95" officeooo:paragraph-rsid="00408a95" style:font-size-asian="12pt" style:font-size-complex="12pt"/>
    </style:style>
    <style:style style:name="P20" style:family="paragraph" style:parent-style-name="Standard">
      <style:paragraph-properties fo:text-align="justify" style:justify-single-word="false" style:writing-mode="lr-tb"/>
      <style:text-properties style:font-name="Times" fo:font-size="12pt" fo:language="en" fo:country="US" style:text-underline-style="none" officeooo:rsid="0044cd6d" officeooo:paragraph-rsid="0044cd6d" style:font-size-asian="12pt" style:font-size-complex="12pt"/>
    </style:style>
    <style:style style:name="P21" style:family="paragraph" style:parent-style-name="Standard">
      <style:paragraph-properties fo:text-align="justify" style:justify-single-word="false" style:writing-mode="lr-tb"/>
      <style:text-properties style:font-name="Times" fo:font-size="12pt" fo:language="en" fo:country="US" style:text-underline-style="none" fo:font-weight="bold" officeooo:rsid="002c4dea" officeooo:paragraph-rsid="002c4dea" style:font-size-asian="12pt" style:font-weight-asian="bold" style:font-size-complex="12pt" style:font-weight-complex="bold"/>
    </style:style>
    <style:style style:name="P22" style:family="paragraph" style:parent-style-name="Standard">
      <style:paragraph-properties fo:text-align="justify" style:justify-single-word="false" style:writing-mode="lr-tb"/>
      <style:text-properties style:font-name="Times" fo:font-size="12pt" style:text-underline-style="none" style:font-size-asian="12pt" style:font-size-complex="12pt"/>
    </style:style>
    <style:style style:name="P23" style:family="paragraph" style:parent-style-name="Standard">
      <style:paragraph-properties fo:text-align="justify" style:justify-single-word="false"/>
      <style:text-properties style:font-name="Times" fo:font-size="12pt" style:text-underline-style="none" officeooo:paragraph-rsid="004a5e38" style:font-size-asian="12pt" style:font-size-complex="12pt"/>
    </style:style>
    <style:style style:name="P24" style:family="paragraph" style:parent-style-name="Table_20_Contents">
      <style:paragraph-properties fo:text-align="center" style:justify-single-word="false"/>
      <style:text-properties style:font-name="Times" fo:font-size="12pt" style:text-underline-style="none" officeooo:paragraph-rsid="004c19ca" style:font-size-asian="12pt" style:font-size-complex="12pt"/>
    </style:style>
    <style:style style:name="P25" style:family="paragraph" style:parent-style-name="Table_20_Contents">
      <style:paragraph-properties fo:text-align="center" style:justify-single-word="false"/>
      <style:text-properties style:font-name="Times" fo:font-size="12pt" style:text-underline-style="none" officeooo:paragraph-rsid="004ea5e0" style:font-size-asian="12pt" style:font-size-complex="12pt"/>
    </style:style>
    <style:style style:name="P26" style:family="paragraph" style:parent-style-name="Table_20_Contents">
      <style:paragraph-properties fo:text-align="center" style:justify-single-word="false"/>
      <style:text-properties style:font-name="Times" fo:font-size="12pt" style:text-underline-style="none" officeooo:rsid="0033a6b7" officeooo:paragraph-rsid="004c19ca" style:font-size-asian="12pt" style:font-size-complex="12pt"/>
    </style:style>
    <style:style style:name="P27" style:family="paragraph" style:parent-style-name="Table_20_Contents">
      <style:paragraph-properties fo:text-align="center" style:justify-single-word="false"/>
      <style:text-properties style:font-name="Times" fo:font-size="12pt" style:text-underline-style="none" officeooo:rsid="00408a95" officeooo:paragraph-rsid="004c19ca" style:font-size-asian="12pt" style:font-size-complex="12pt"/>
    </style:style>
    <style:style style:name="P28" style:family="paragraph" style:parent-style-name="Table_20_Contents">
      <style:paragraph-properties fo:text-align="center" style:justify-single-word="false"/>
      <style:text-properties style:font-name="Times" fo:font-size="12pt" style:text-underline-style="none" officeooo:rsid="002c4dea" officeooo:paragraph-rsid="004c19ca" style:font-size-asian="12pt" style:font-size-complex="12pt"/>
    </style:style>
    <style:style style:name="P29" style:family="paragraph" style:parent-style-name="Table_20_Contents">
      <style:paragraph-properties fo:text-align="center" style:justify-single-word="false"/>
      <style:text-properties style:font-name="Times" fo:font-size="12pt" style:text-underline-style="none" officeooo:rsid="0046f6d4" officeooo:paragraph-rsid="004ea5e0" style:font-size-asian="12pt" style:font-size-complex="12pt"/>
    </style:style>
    <style:style style:name="P30" style:family="paragraph" style:parent-style-name="Table_20_Contents">
      <style:paragraph-properties fo:text-align="center" style:justify-single-word="false"/>
      <style:text-properties style:font-name="Times" fo:font-size="12pt" style:text-underline-style="none" officeooo:rsid="0035a174" officeooo:paragraph-rsid="004c19ca" style:font-size-asian="12pt" style:font-size-complex="12pt"/>
    </style:style>
    <style:style style:name="P31" style:family="paragraph" style:parent-style-name="Table_20_Contents">
      <style:paragraph-properties fo:text-align="center" style:justify-single-word="false"/>
      <style:text-properties style:font-name="Times" fo:font-size="12pt" style:text-underline-style="none" officeooo:rsid="001999f0" officeooo:paragraph-rsid="004c19ca"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c4dea" style:font-weight-asian="bold" style:font-weight-complex="bold"/>
    </style:style>
    <style:style style:name="T3" style:family="text">
      <style:text-properties fo:font-weight="bold" officeooo:rsid="0041df04" style:font-weight-asian="bold" style:font-weight-complex="bold"/>
    </style:style>
    <style:style style:name="T4" style:family="text">
      <style:text-properties fo:font-weight="bold" officeooo:rsid="00431e26" style:font-weight-asian="bold" style:font-weight-complex="bold"/>
    </style:style>
    <style:style style:name="T5" style:family="text">
      <style:text-properties fo:font-weight="bold" officeooo:rsid="004328fa" style:font-weight-asian="bold" style:font-weight-complex="bold"/>
    </style:style>
    <style:style style:name="T6" style:family="text">
      <style:text-properties fo:font-weight="bold" officeooo:rsid="004573d8" style:font-weight-asian="bold" style:font-weight-complex="bold"/>
    </style:style>
    <style:style style:name="T7" style:family="text">
      <style:text-properties officeooo:rsid="001999f0"/>
    </style:style>
    <style:style style:name="T8" style:family="text">
      <style:text-properties officeooo:rsid="001b7f7b"/>
    </style:style>
    <style:style style:name="T9" style:family="text">
      <style:text-properties officeooo:rsid="001b9122"/>
    </style:style>
    <style:style style:name="T10" style:family="text">
      <style:text-properties officeooo:rsid="001e4407"/>
    </style:style>
    <style:style style:name="T11" style:family="text">
      <style:text-properties officeooo:rsid="0022bc36"/>
    </style:style>
    <style:style style:name="T12" style:family="text">
      <style:text-properties officeooo:rsid="00249960"/>
    </style:style>
    <style:style style:name="T13" style:family="text">
      <style:text-properties fo:language="en" fo:country="US"/>
    </style:style>
    <style:style style:name="T14" style:family="text">
      <style:text-properties fo:language="en" fo:country="US" officeooo:rsid="002c4dea"/>
    </style:style>
    <style:style style:name="T15" style:family="text">
      <style:text-properties fo:language="en" fo:country="US" officeooo:rsid="002cedf4"/>
    </style:style>
    <style:style style:name="T16" style:family="text">
      <style:text-properties fo:language="en" fo:country="US" officeooo:rsid="002e42a0"/>
    </style:style>
    <style:style style:name="T17" style:family="text">
      <style:text-properties fo:language="en" fo:country="US" officeooo:rsid="003cf3ae"/>
    </style:style>
    <style:style style:name="T18" style:family="text">
      <style:text-properties fo:language="en" fo:country="US" officeooo:rsid="0026226d"/>
    </style:style>
    <style:style style:name="T19" style:family="text">
      <style:text-properties fo:language="en" fo:country="US" fo:font-weight="bold" officeooo:rsid="0041df04" style:font-weight-asian="bold" style:font-weight-complex="bold"/>
    </style:style>
    <style:style style:name="T20" style:family="text">
      <style:text-properties fo:language="en" fo:country="US" officeooo:rsid="0046f6d4"/>
    </style:style>
    <style:style style:name="T21" style:family="text">
      <style:text-properties fo:language="en" fo:country="US" officeooo:rsid="004ea5e0"/>
    </style:style>
    <style:style style:name="T22" style:family="text">
      <style:text-properties officeooo:rsid="0028c1a2"/>
    </style:style>
    <style:style style:name="T23" style:family="text">
      <style:text-properties officeooo:rsid="002b0ed1"/>
    </style:style>
    <style:style style:name="T24" style:family="text">
      <style:text-properties officeooo:rsid="002b8151"/>
    </style:style>
    <style:style style:name="T25" style:family="text">
      <style:text-properties officeooo:rsid="002c4dea"/>
    </style:style>
    <style:style style:name="T26" style:family="text">
      <style:text-properties officeooo:rsid="00301a7e"/>
    </style:style>
    <style:style style:name="T27" style:family="text">
      <style:text-properties officeooo:rsid="00308e68"/>
    </style:style>
    <style:style style:name="T28" style:family="text">
      <style:text-properties officeooo:rsid="00308e7f"/>
    </style:style>
    <style:style style:name="T29" style:family="text">
      <style:text-properties officeooo:rsid="0031a367"/>
    </style:style>
    <style:style style:name="T30" style:family="text">
      <style:text-properties officeooo:rsid="003234d6"/>
    </style:style>
    <style:style style:name="T31" style:family="text">
      <style:text-properties officeooo:rsid="0033b389"/>
    </style:style>
    <style:style style:name="T32" style:family="text">
      <style:text-properties officeooo:rsid="0037df65"/>
    </style:style>
    <style:style style:name="T33" style:family="text">
      <style:text-properties officeooo:rsid="0039cd33"/>
    </style:style>
    <style:style style:name="T34" style:family="text">
      <style:text-properties officeooo:rsid="0039f699"/>
    </style:style>
    <style:style style:name="T35" style:family="text">
      <style:text-properties officeooo:rsid="003aff9c"/>
    </style:style>
    <style:style style:name="T36" style:family="text">
      <style:text-properties officeooo:rsid="00408a95"/>
    </style:style>
    <style:style style:name="T37" style:family="text">
      <style:text-properties officeooo:rsid="0046f6d4"/>
    </style:style>
    <style:style style:name="T38" style:family="text">
      <style:text-properties officeooo:rsid="0048de3b"/>
    </style:style>
    <style:style style:name="T39" style:family="text">
      <style:text-properties officeooo:rsid="004a5e38"/>
    </style:style>
    <style:style style:name="T40" style:family="text">
      <style:text-properties officeooo:rsid="004c19ca"/>
    </style:style>
    <style:style style:name="T41" style:family="text">
      <style:text-properties officeooo:rsid="004cfeed"/>
    </style:style>
    <style:style style:name="T42" style:family="text">
      <style:text-properties officeooo:rsid="004ea5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Cost</text:p>
            <text:p text:style-name="P24"><text:span text:style-name="T40">3</text:span></text:p>
            <text:p text:style-name="P24"><text:span text:style-name="T40">5</text:span></text:p>
            <text:p text:style-name="P25"><text:span text:style-name="T42">6</text:span></text:p>
            <text:p text:style-name="P26"><text:span text:style-name="T40">12</text:span></text:p>
            <text:p text:style-name="P24"><text:span text:style-name="T40">5</text:span></text:p>
            <text:p text:style-name="P27"><text:span text:style-name="T40">3</text:span></text:p>
            <text:p text:style-name="P28"><text:span text:style-name="T40">2</text:span></text:p>
            <text:p text:style-name="P24"><text:span text:style-name="T40">3</text:span></text:p>
            <text:p text:style-name="P24"><text:span text:style-name="T40">5</text:span></text:p>
            <text:p text:style-name="P24"><text:span text:style-name="T40">2</text:span></text:p>
            <text:p text:style-name="P24"><text:span text:style-name="T40">1</text:span><text:span text:style-name="T41">2</text:span></text:p>
            <text:p text:style-name="P29"><text:span text:style-name="T42">4</text:span></text:p>
            <text:p text:style-name="P24"><text:span text:style-name="T40">2</text:span></text:p>
            <text:p text:style-name="P24"><text:span text:style-name="T40">3</text:span></text:p>
            <text:p text:style-name="P24"><text:span text:style-name="T40">8</text:span></text:p>
            <text:p text:style-name="P30"><text:span text:style-name="T40">5</text:span></text:p>
            <text:p text:style-name="P27"><text:span text:style-name="T40">12</text:span></text:p>
            <text:p text:style-name="P25"><text:span text:style-name="T42">4</text:span></text:p>
            <text:p text:style-name="P24"><text:span text:style-name="T40">4</text:span></text:p>
            <text:p text:style-name="P31"><text:span text:style-name="T40">8</text:span></text:p>
            <text:p text:style-name="P24"><text:span text:style-name="T40">2</text:span></text:p>
            <text:p text:style-name="P24"><text:span text:style-name="T40">4</text:span></text:p>
          </table:table-cell>
          <table:table-cell office:value-type="string">
            <text:p text:style-name="P2">Disadvantage</text:p>
            <text:p text:style-name="P3">Bad Reputation</text:p>
            <text:p text:style-name="P3">Contrary</text:p>
            <text:p text:style-name="P3">Dark Secret</text:p>
            <text:p text:style-name="P18">Discordant</text:p>
            <text:p text:style-name="P3">Driven</text:p>
            <text:p text:style-name="P19">Emotional</text:p>
            <text:p text:style-name="P17">Humble</text:p>
            <text:p text:style-name="P3">Jealousy</text:p>
            <text:p text:style-name="P3">Long Temper</text:p>
            <text:p text:style-name="P3">Meddler</text:p>
            <text:p text:style-name="P3">Permanent Wound</text:p>
            <text:p text:style-name="P20">Poor</text:p>
            <text:p text:style-name="P3">Proud</text:p>
            <text:p text:style-name="P16">Slow Healer</text:p>
            <text:p text:style-name="P3">Short Temper</text:p>
            <text:p text:style-name="P3">Thoughtless</text:p>
            <text:p text:style-name="P3">Transparent</text:p>
            <text:p text:style-name="P3">Unconventional</text:p>
            <text:p text:style-name="P3">Unkempt</text:p>
            <text:p text:style-name="P3">Unluck<text:span text:style-name="T36">y</text:span></text:p>
            <text:p text:style-name="P3">Vain</text:p>
            <text:p text:style-name="P3">Withdrawn</text:p>
          </table:table-cell>
        </table:table-row>
      </table:table>
      <text:p text:style-name="P22"/>
      <text:p text:style-name="P22"/>
      <text:p text:style-name="P3"><text:span text:style-name="T1">Bad Reputation</text:span> (<text:span text:style-name="T42">3</text:span>):</text:p>
      <text:p text:style-name="P3"><text:tab/>Your Recognition is considered 1.0 higher for the purposes of being recognized, but your Rank <text:span text:style-name="T12">is </text:span>considered <text:span text:style-name="T12">1.</text:span><text:span text:style-name="T42">5</text:span> lower to anyone who knows about this reputation.</text:p>
      <text:p text:style-name="P11"/>
      <text:p text:style-name="P3"><text:span text:style-name="T1">Contrary</text:span> (<text:span text:style-name="T42">5</text:span>):</text:p>
      <text:p text:style-name="P3"><text:tab/>You cannot remain a neutral third party in any disagreement; you must actively take a side.</text:p>
      <text:p text:style-name="P11"/>
      <text:p text:style-name="P3"><text:span text:style-name="T1">Dark Secret</text:span> (<text:span text:style-name="T42">6</text:span>):</text:p>
      <text:p text:style-name="P3"><text:tab/>You have done something in the past which is considered disgraceful, and one of the PCs and a small number of NPCs (chosen by the GM) know about it. <text:s/><text:span text:style-name="T34">C</text:span>haracters <text:span text:style-name="T34">who know your secret treat you as if your Rank and Recognition were </text:span><text:span text:style-name="T35">6</text:span><text:span text:style-name="T34">.0 lower.</text:span></text:p>
      <text:p text:style-name="P12"/>
      <text:p text:style-name="P7"><text:span text:style-name="T5">Discordant</text:span> (<text:span text:style-name="T42">12</text:span>):</text:p>
      <text:p text:style-name="P5"><text:tab/>You <text:span text:style-name="T26">are </text:span>spiritual<text:span text:style-name="T26">ly </text:span><text:span text:style-name="T27">unbalanced</text:span><text:span text:style-name="T26"> in a way</text:span> that affects the<text:span text:style-name="T28"> </text:span><text:span text:style-name="T29">harmony</text:span> of the five elements. <text:s/>Because of this, you may not spend void points <text:span text:style-name="T30">on</text:span> <text:span text:style-name="T24">skills</text:span>.</text:p>
      <text:p text:style-name="P5"/>
      <text:p text:style-name="P3"><text:span text:style-name="T1">Driven</text:span> (<text:span text:style-name="T42">5</text:span>):</text:p>
      <text:p text:style-name="P3"><text:tab/>You have some ultimate goal which you want to achieve so badly that you'll disregard the adventure goal in order to pursue it.</text:p>
      <text:p text:style-name="P9"/>
      <text:p text:style-name="P21"/>
      <text:p text:style-name="P14"><text:soft-page-break/><text:span text:style-name="T19">Emotional</text:span><text:span text:style-name="T13"> (</text:span><text:span text:style-name="T21">3</text:span><text:span text:style-name="T13">):</text:span></text:p>
      <text:p text:style-name="P6"><text:tab/>You do not exhibit the emotional reserve appropriate to a samurai. <text:s/>Instead, you are very quick to let your emotions show, which will make some people uncomfortable. <text:s/>NPCs will tend to not address your character directly and instead talk to other PCs in conversations.</text:p>
      <text:p text:style-name="P10"/>
      <text:p text:style-name="P4"><text:span text:style-name="T2">Humble</text:span> (<text:span text:style-name="T42">2</text:span>):</text:p>
      <text:p text:style-name="P13"><text:span text:style-name="T13"><text:tab/></text:span><text:span text:style-name="T15">Bragging rolls about your accomplishments are unaffected by this disadvantage, as are the Rank and Recognition bonuses you receive for them. <text:s/>However, while you may speak well of your accomplishments, you </text:span><text:span text:style-name="T16">are self-deprecating </text:span><text:span text:style-name="T15">about your </text:span><text:span text:style-name="T16">skills and talents. <text:s/></text:span><text:span text:style-name="T15">Rokugan </text:span><text:span text:style-name="T14">consider</text:span><text:span text:style-name="T15">s</text:span><text:span text:style-name="T14"> </text:span><text:span text:style-name="T15">humility </text:span><text:span text:style-name="T14">a vice, </text:span><text:span text:style-name="T15">or at least an unfortunate eccentricity, </text:span><text:span text:style-name="T17">so this will be frowned upon by many.</text:span></text:p>
      <text:p text:style-name="P22"/>
      <text:p text:style-name="P3"><text:span text:style-name="T1">Jealousy</text:span> (<text:span text:style-name="T42">3</text:span>):</text:p>
      <text:p text:style-name="P3"><text:tab/>You have some skill by which you measure yourself against everyone else. <text:s/>You must constantly size up everyone you meet to determine roughly how they fare compared to you at this skill.</text:p>
      <text:p text:style-name="P11"/>
      <text:p text:style-name="P3"><text:span text:style-name="T1">Long Temper</text:span> (<text:span text:style-name="T42">5</text:span>):</text:p>
      <text:p text:style-name="P3"><text:tab/>You holds grudges over perceived insults, especially over matters of honor. Although you need not react immediately, you will not forget the insult and will burn with the need to extract payback.</text:p>
      <text:p text:style-name="P11"/>
      <text:p text:style-name="P3"><text:span text:style-name="T1">Meddler</text:span> (<text:span text:style-name="T42">2</text:span>):</text:p>
      <text:p text:style-name="P3"><text:tab/>You want to know everything that's going on and investigate every interesting event around. <text:s/>Any intriguing goings on simply have to be looked into, no matter how sensitive the issue.</text:p>
      <text:p text:style-name="P11"/>
      <text:p text:style-name="P3"><text:span text:style-name="T1">Permanent Wound</text:span> (<text:span text:style-name="T42">12</text:span>):</text:p>
      <text:p text:style-name="P3"><text:tab/>It takes one fewer serious wound to kill you. <text:s/><text:span text:style-name="T33">You may not </text:span>take <text:span text:style-name="T33">the</text:span> Great Destiny advantage.</text:p>
      <text:p text:style-name="P11"/>
      <text:p text:style-name="P8"><text:span text:style-name="T6">Poor</text:span> (<text:span text:style-name="T42">4</text:span>):</text:p>
      <text:p text:style-name="P15"><text:span text:style-name="T13"><text:tab/></text:span><text:span text:style-name="T20">Divide your Rank in half for the purpose of calculating your stipend. <text:s/>You may not take the Wealthy advantage.</text:span></text:p>
      <text:p text:style-name="P22"/>
      <text:p text:style-name="P3"><text:span text:style-name="T1">Proud</text:span> (<text:span text:style-name="T42">2</text:span>):</text:p>
      <text:p text:style-name="P3"><text:tab/>You are a shameless self-promoter who will never be self-deprecating or play down accomplishments.<text:span text:style-name="T11"> <text:s/>You will never directly apologize or admit a mistake even when actually at fault.</text:span></text:p>
      <text:p text:style-name="P11"/>
      <text:p text:style-name="P22"><text:span text:style-name="T1">Slow Healer</text:span> (<text:span text:style-name="T42">3</text:span>):</text:p>
      <text:p text:style-name="P22"><text:tab/>You do not heal the first night after being wounded, but heal normally after that.</text:p>
      <text:p text:style-name="P22"/>
      <text:p text:style-name="P3"><text:span text:style-name="T1">Short Temper</text:span> (<text:span text:style-name="T42">8</text:span>):</text:p>
      <text:p text:style-name="P3"><text:tab/>You are easily insulted and must react immediately against perceived slights, particularly when they are related to matters of honor.</text:p>
      <text:p text:style-name="P11"/>
      <text:p text:style-name="P3"><text:span text:style-name="T1">Thoughtless</text:span> (<text:span text:style-name="T42">5</text:span>):</text:p>
      <text:p text:style-name="P3"><text:tab/>You don't think before you speak, and sometimes you cross lines you didn't see. People have <text:span text:style-name="T23">4</text:span> free raises when using Manipulation on you, <text:span text:style-name="T38">and 2 free raises when rolling Manipulation against anyone on your side of an argument.</text:span></text:p>
      <text:p text:style-name="P11"><text:soft-page-break/></text:p>
      <text:p text:style-name="P6"><text:span text:style-name="T3">Transparent</text:span> (<text:span text:style-name="T42">12</text:span>):</text:p>
      <text:p text:style-name="P14"><text:span text:style-name="T13"><text:tab/></text:span><text:span text:style-name="T18">You are always considered to have rolled a 5 on sincerity rolls when lying or otherwise concealing information.</text:span></text:p>
      <text:p text:style-name="P22"/>
      <text:p text:style-name="P3"><text:span text:style-name="T1">Unconventional</text:span> (<text:span text:style-name="T42">4</text:span>):</text:p>
      <text:p text:style-name="P3"><text:tab/>You have a slightly unusual way of approaching some aspect of bushido which can sometimes make you seem less honorable than you are at first. <text:s/>Whenever someone uses the discern Honor knack on you, instead of adding 0.5 * (1k1 <text:span text:style-name="T9">- 5</text:span>) to your honor, the GM subtracts the absolute value of that number. <text:s/>This may not be taken with the Virtue advantage.</text:p>
      <text:p text:style-name="P11"/>
      <text:p text:style-name="P3"><text:span text:style-name="T1">Unkempt</text:span> (<text:span text:style-name="T42">4</text:span>):</text:p>
      <text:p text:style-name="P3"><text:tab/>You are less diligent about cleanliness and grooming than is considered proper. <text:s/>As a result, some characters will view you as uncivilized or undisciplined, <text:span text:style-name="T39">and you get a -10 penalty to all culture rolls. <text:s/></text:span>This may not be taken with Vain.</text:p>
      <text:p text:style-name="P22"/>
      <text:p text:style-name="P3"><text:span text:style-name="T1">Unluck</text:span><text:span text:style-name="T4">y</text:span> (<text:span text:style-name="T42">8</text:span>):</text:p>
      <text:p text:style-name="P3"><text:tab/>Once per adventure, the GM may <text:span text:style-name="T7">apply a -5 penalty to any </text:span><text:span text:style-name="T8">non-initiative </text:span><text:span text:style-name="T7">roll.</text:span></text:p>
      <text:p text:style-name="P22"/>
      <text:p text:style-name="P3"><text:span text:style-name="T1">Vain</text:span> (<text:span text:style-name="T42">2</text:span>):</text:p>
      <text:p text:style-name="P3"><text:tab/>You clearly care a great deal about your appearance, which to some is unseemly and unmanly.</text:p>
      <text:p text:style-name="P22"/>
      <text:p text:style-name="P22"><text:span text:style-name="T1">Withdrawn</text:span> (<text:span text:style-name="T42">4</text:span>):</text:p>
      <text:p text:style-name="P22"><text:tab/>You are very reserved and only speak when you feel you have something to say, and even then you express it as succinctly as possible without giving much regard to social niceties. <text:s/>As a result, your etiquette and open sincerity rolls are never considered to be higher than 15.</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sans1" svg:font-family="Lucidasans"/>
    <style:font-face style:name="Times" svg:font-family="Times" style:font-family-generic="roman"/>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Bitstream Vera Sans1" svg:font-family="'Bitstream Vera Sans'"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ormal" style:family="paragraph" style:parent-style-name="Standard" style:next-style-name="Standard">
      <style:paragraph-properties style:line-height-at-least="0.139in"/>
      <style:text-properties style:use-window-font-color="true" fo:font-size="10pt" fo:language="en" fo:country="US" style:font-size-complex="10p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Eli Courtwright</meta:initial-creator>
    <meta:creation-date>2007-01-22T04:47:25</meta:creation-date>
    <dc:date>2013-07-17T20:26:59</dc:date>
    <dc:language>en-US</dc:language>
    <meta:editing-cycles>196</meta:editing-cycles>
    <meta:editing-duration>PT2H51M8S</meta:editing-duration>
    <meta:document-statistic meta:table-count="1" meta:image-count="0" meta:object-count="0" meta:page-count="3" meta:paragraph-count="90" meta:word-count="772" meta:character-count="4502" meta:non-whitespace-character-count="3782"/>
    <meta:user-defined meta:name="Info 1"/>
    <meta:user-defined meta:name="Info 2"/>
    <meta:user-defined meta:name="Info 3"/>
    <meta:user-defined meta:name="Info 4"/>
  </office:meta>
</office:document-meta>
</file>